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5b7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5b7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5b7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5b7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5b7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5b7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5b7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5b7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5b7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5b7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5b7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5b7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5b7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5b7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5b7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5b7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5b7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hiquinquira Victoria Ortiz Febres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1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092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sús Rafael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150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1.8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3" meta:non-whitespace-character-count="1005"/>
    <meta:template xlink:type="simple" xlink:actuate="onRequest" xlink:title="Normal" xlink:href=""/>
  </office:meta>
</office:document-meta>
</file>